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shapes>
          <draw:frame draw:z-index="0" draw:style-name="gr1" draw:text-style-name="P1" svg:width="15.999cm" svg:height="8.999cm" svg:x="5.965cm" svg:y="0.923cm">
            <draw:object draw:notify-on-update-of-ranges="Аркуш1.A1:Аркуш1.A1 Аркуш1.A2:Аркуш1.A502 Аркуш1.B1:Аркуш1.B1 Аркуш1.B2:Аркуш1.B5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5.964cm" svg:y="10.136cm">
            <draw:object draw:notify-on-update-of-ranges="Аркуш1.A1:Аркуш1.A1 Аркуш1.A2:Аркуш1.A502 Аркуш1.B1:Аркуш1.B1 Аркуш1.B2:Аркуш1.B5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AKTERIE</text:p>
          </table:table-cell>
          <table:table-cell office:value-type="string" calcext:value-type="string">
            <text:p><text:s/>PEŁZACZE</text:p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306" calcext:value-type="float">
            <text:p>730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220" calcext:value-type="float">
            <text:p>10220</text:p>
          </table:table-cell>
          <table:table-cell office:value-type="float" office:value="2331" calcext:value-type="float">
            <text:p>2331</text:p>
          </table:table-cell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5488" calcext:value-type="float">
            <text:p>548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301" calcext:value-type="float">
            <text:p>530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368" calcext:value-type="float">
            <text:p>536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617" calcext:value-type="float">
            <text:p>26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918" calcext:value-type="float">
            <text:p>3918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5032" calcext:value-type="float">
            <text:p>5032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6236" calcext:value-type="float">
            <text:p>6236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406" calcext:value-type="float">
            <text:p>240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419" calcext:value-type="float">
            <text:p>3419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uk" fo:country="U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.00.0000</text:date>, <text:time>00:00:00</text:time></text:p>
        </style:region-right>
      </style:header>
      <style:header-left style:display="false"/>
      <style:footer>
        <text:p>Сторінк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4T19:51:30.147000000</meta:creation-date>
    <dc:date>2021-01-14T20:01:47.343000000</dc:date>
    <meta:editing-duration>PT10M16S</meta:editing-duration>
    <meta:editing-cycles>2</meta:editing-cycles>
    <meta:generator>LibreOffice/7.0.0.3$Windows_X86_64 LibreOffice_project/8061b3e9204bef6b321a21033174034a5e2ea88e</meta:generator>
    <meta:document-statistic meta:table-count="1" meta:cell-count="1004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51cm" svg:y="3.952cm" style:legend-expansion="high" chart:style-name="ch2"/>
        <chart:plot-area chart:style-name="ch3" table:cell-range-address="Аркуш1.A1:Аркуш1.B502" chart:data-source-has-labels="row" svg:x="0.32cm" svg:y="0.18cm" svg:width="12.111cm" svg:height="8.64cm">
          <chart:coordinate-region svg:x="1.312cm" svg:y="0.301cm" svg:width="10.927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Аркуш1.A2:Аркуш1.A502" chart:label-cell-address="Аркуш1.A1:Аркуш1.A1" chart:class="chart:line">
            <chart:data-point chart:repeated="501"/>
          </chart:series>
          <chart:series chart:style-name="ch7" chart:values-cell-range-address="Аркуш1.B2:Аркуш1.B502" chart:label-cell-address="Аркуш1.B1:Аркуш1.B1" chart:class="chart:line">
            <chart:data-point chart:repeated="5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KTERIE</text:p>
                <draw:g>
                  <svg:desc>Аркуш1.A1:Аркуш1.A1</svg:desc>
                </draw:g>
              </table:table-cell>
              <table:table-cell office:value-type="string">
                <text:p> PEŁZACZE</text:p>
                <draw:g>
                  <svg:desc>Аркуш1.B1:Аркуш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2">
                <text:p>10002</text:p>
                <draw:g>
                  <svg:desc>Аркуш1.A2:Аркуш1.A502</svg:desc>
                </draw:g>
              </table:table-cell>
              <table:table-cell office:value-type="float" office:value="500">
                <text:p>500</text:p>
                <draw:g>
                  <svg:desc>Аркуш1.B2:Аркуш1.B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306">
                <text:p>730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20">
                <text:p>10220</text:p>
              </table:table-cell>
              <table:table-cell office:value-type="float" office:value="2331">
                <text:p>23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04">
                <text:p>3504</text:p>
              </table:table-cell>
              <table:table-cell office:value-type="float" office:value="2531">
                <text:p>25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05">
                <text:p>1805</text:p>
              </table:table-cell>
              <table:table-cell office:value-type="float" office:value="5488">
                <text:p>5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8">
                <text:p>538</text:p>
              </table:table-cell>
              <table:table-cell office:value-type="float" office:value="5301">
                <text:p>53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1">
                <text:p>161</text:p>
              </table:table-cell>
              <table:table-cell office:value-type="float" office:value="5368">
                <text:p>5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">
                <text:p>46</text:p>
              </table:table-cell>
              <table:table-cell office:value-type="float" office:value="2617">
                <text:p>26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">
                <text:p>4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">
                <text:p>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">
                <text:p>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">
                <text:p>9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2">
                <text:p>1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5">
                <text:p>1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3">
                <text:p>18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9">
                <text:p>19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7">
                <text:p>25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5">
                <text:p>31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3">
                <text:p>39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7">
                <text:p>51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14">
                <text:p>71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34">
                <text:p>83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47">
                <text:p>104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47">
                <text:p>124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60">
                <text:p>136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44">
                <text:p>1344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32">
                <text:p>153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14">
                <text:p>1514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61">
                <text:p>1561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31">
                <text:p>1631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10">
                <text:p>1210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1">
                <text:p>781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1">
                <text:p>481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6">
                <text:p>276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53">
                <text:p>753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90">
                <text:p>149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82">
                <text:p>2482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18">
                <text:p>391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32">
                <text:p>5032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36">
                <text:p>6236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53">
                <text:p>3253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23">
                <text:p>923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60">
                <text:p>660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6">
                <text:p>576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02">
                <text:p>702</text:p>
              </table:table-cell>
              <table:table-cell office:value-type="float" office:value="2231">
                <text:p>22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37">
                <text:p>637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7">
                <text:p>377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67">
                <text:p>467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5">
                <text:p>495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2">
                <text:p>302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5">
                <text:p>555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64">
                <text:p>564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4">
                <text:p>334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2">
                <text:p>442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0">
                <text:p>210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6">
                <text:p>326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20">
                <text:p>420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9">
                <text:p>429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9">
                <text:p>519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2">
                <text:p>102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0">
                <text:p>28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9">
                <text:p>339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3">
                <text:p>36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11">
                <text:p>411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3">
                <text:p>243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4">
                <text:p>324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8">
                <text:p>438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32">
                <text:p>532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82">
                <text:p>482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17">
                <text:p>517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83">
                <text:p>283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8">
                <text:p>228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7">
                <text:p>247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6">
                <text:p>406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0">
                <text:p>27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3">
                <text:p>413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14">
                <text:p>514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9">
                <text:p>189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13">
                <text:p>313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7">
                <text:p>377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3">
                <text:p>153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16">
                <text:p>316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26">
                <text:p>426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15">
                <text:p>415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9">
                <text:p>539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9">
                <text:p>169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06">
                <text:p>406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9">
                <text:p>529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96">
                <text:p>596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88">
                <text:p>688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88">
                <text:p>688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8">
                <text:p>398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14">
                <text:p>514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5">
                <text:p>305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1">
                <text:p>411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1">
                <text:p>261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69">
                <text:p>269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3">
                <text:p>443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8">
                <text:p>268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1">
                <text:p>191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14">
                <text:p>314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26">
                <text:p>326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9">
                <text:p>359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3">
                <text:p>453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0">
                <text:p>120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3">
                <text:p>303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3">
                <text:p>153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7">
                <text:p>337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6">
                <text:p>106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95">
                <text:p>295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3">
                <text:p>183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8">
                <text:p>178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0">
                <text:p>210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5">
                <text:p>185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5">
                <text:p>22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3">
                <text:p>24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1">
                <text:p>26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69">
                <text:p>269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5">
                <text:p>25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72">
                <text:p>272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3">
                <text:p>24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7">
                <text:p>24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55">
                <text:p>25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5">
                <text:p>2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5">
                <text:p>22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2">
                <text:p>17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2">
                <text:p>15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6">
                <text:p>15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8">
                <text:p>11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0">
                <text:p>15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8">
                <text:p>1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3">
                <text:p>16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8">
                <text:p>10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9">
                <text:p>9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7">
                <text:p>10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6">
                <text:p>12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8">
                <text:p>15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6">
                <text:p>18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7">
                <text:p>19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23">
                <text:p>22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9">
                <text:p>27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89">
                <text:p>28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39">
                <text:p>33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63">
                <text:p>36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19">
                <text:p>41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30">
                <text:p>43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9">
                <text:p>24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9">
                <text:p>20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6">
                <text:p>166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0">
                <text:p>15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5">
                <text:p>16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2">
                <text:p>15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3">
                <text:p>9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8">
                <text:p>10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5">
                <text:p>12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6">
                <text:p>13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4">
                <text:p>16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3">
                <text:p>19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9">
                <text:p>18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1">
                <text:p>21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4">
                <text:p>21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8">
                <text:p>20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7">
                <text:p>18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0">
                <text:p>19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5">
                <text:p>13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1">
                <text:p>8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6">
                <text:p>5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2">
                <text:p>5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3">
                <text:p>6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9">
                <text:p>6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7">
                <text:p>7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5">
                <text:p>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4">
                <text:p>10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3">
                <text:p>1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7">
                <text:p>13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8">
                <text:p>13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6">
                <text:p>15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4">
                <text:p>19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8">
                <text:p>14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6">
                <text:p>1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1">
                <text:p>12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8">
                <text:p>10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3">
                <text:p>10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0">
                <text:p>1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4">
                <text:p>15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2">
                <text:p>19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7">
                <text:p>17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9">
                <text:p>19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2">
                <text:p>23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6">
                <text:p>21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0">
                <text:p>2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36">
                <text:p>23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51">
                <text:p>25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83">
                <text:p>28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2">
                <text:p>26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28">
                <text:p>32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02">
                <text:p>40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82">
                <text:p>48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06">
                <text:p>60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06">
                <text:p>70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91">
                <text:p>79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72">
                <text:p>77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18">
                <text:p>818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74">
                <text:p>574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90">
                <text:p>590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6">
                <text:p>446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18">
                <text:p>418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3">
                <text:p>143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3">
                <text:p>83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8">
                <text:p>7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4">
                <text:p>8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5">
                <text:p>8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8">
                <text:p>8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7">
                <text:p>8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5">
                <text:p>8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8">
                <text:p>9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9">
                <text:p>10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1">
                <text:p>1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8">
                <text:p>1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5">
                <text:p>14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70">
                <text:p>1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1">
                <text:p>19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91">
                <text:p>19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01">
                <text:p>20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95">
                <text:p>19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81">
                <text:p>18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2">
                <text:p>15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2">
                <text:p>16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9">
                <text:p>15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7">
                <text:p>15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1">
                <text:p>17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8">
                <text:p>15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9">
                <text:p>14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0">
                <text:p>16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75">
                <text:p>17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4">
                <text:p>1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6">
                <text:p>11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2">
                <text:p>13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8">
                <text:p>11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5">
                <text:p>12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8">
                <text:p>12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0">
                <text:p>11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2">
                <text:p>11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8">
                <text:p>9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7">
                <text:p>9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6">
                <text:p>9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1">
                <text:p>10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3">
                <text:p>12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13">
                <text:p>1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3">
                <text:p>12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8">
                <text:p>13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7">
                <text:p>18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15">
                <text:p>21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25">
                <text:p>2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61">
                <text:p>26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92">
                <text:p>29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35">
                <text:p>23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11">
                <text:p>21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87">
                <text:p>18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6">
                <text:p>10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4">
                <text:p>8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5">
                <text:p>5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0">
                <text:p>5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2">
                <text:p>5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1">
                <text:p>5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4">
                <text:p>6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6">
                <text:p>6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0">
                <text:p>8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5">
                <text:p>9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3">
                <text:p>1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6">
                <text:p>15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97">
                <text:p>19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46">
                <text:p>24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62">
                <text:p>26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65">
                <text:p>26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72">
                <text:p>27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58">
                <text:p>25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30">
                <text:p>2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50">
                <text:p>25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42">
                <text:p>24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46">
                <text:p>24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89">
                <text:p>28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26">
                <text:p>32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71">
                <text:p>37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62">
                <text:p>36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48">
                <text:p>3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42">
                <text:p>2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80">
                <text:p>28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7">
                <text:p>19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89">
                <text:p>18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9">
                <text:p>15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9">
                <text:p>16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4">
                <text:p>17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1">
                <text:p>18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94">
                <text:p>19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7">
                <text:p>18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2">
                <text:p>16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2">
                <text:p>15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3">
                <text:p>11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5">
                <text:p>8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9">
                <text:p>7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2">
                <text:p>8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2">
                <text:p>11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45">
                <text:p>1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9">
                <text:p>18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42">
                <text:p>24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67">
                <text:p>2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60">
                <text:p>36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43">
                <text:p>34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4">
                <text:p>33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69">
                <text:p>36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66">
                <text:p>36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70">
                <text:p>37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07">
                <text:p>30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14">
                <text:p>31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76">
                <text:p>17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9">
                <text:p>8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7">
                <text:p>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1">
                <text:p>5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7">
                <text:p>4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0">
                <text:p>8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0">
                <text:p>1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0">
                <text:p>1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97">
                <text:p>19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65">
                <text:p>26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71">
                <text:p>37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90">
                <text:p>49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73">
                <text:p>67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55">
                <text:p>85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88">
                <text:p>108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266">
                <text:p>126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47">
                <text:p>144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72">
                <text:p>1572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23">
                <text:p>1423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58">
                <text:p>1658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918">
                <text:p>1918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51">
                <text:p>2051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171">
                <text:p>2171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114">
                <text:p>2114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261">
                <text:p>2261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423">
                <text:p>2423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516">
                <text:p>2516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366">
                <text:p>1366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64">
                <text:p>1164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00">
                <text:p>400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30">
                <text:p>230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0">
                <text:p>70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5">
                <text:p>95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7">
                <text:p>11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1">
                <text:p>12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52">
                <text:p>15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74">
                <text:p>17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00">
                <text:p>2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14">
                <text:p>21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67">
                <text:p>26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18">
                <text:p>3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58">
                <text:p>35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12">
                <text:p>41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79">
                <text:p>47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42">
                <text:p>54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61">
                <text:p>66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11">
                <text:p>71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56">
                <text:p>65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14">
                <text:p>41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0">
                <text:p>11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4">
                <text:p>64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4">
                <text:p>64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2">
                <text:p>6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2">
                <text:p>6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8">
                <text:p>6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9">
                <text:p>7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6">
                <text:p>8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8">
                <text:p>10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2">
                <text:p>1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2">
                <text:p>19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40">
                <text:p>24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10">
                <text:p>31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49">
                <text:p>34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12">
                <text:p>31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55">
                <text:p>35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63">
                <text:p>36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03">
                <text:p>30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86">
                <text:p>28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08">
                <text:p>308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47">
                <text:p>24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09">
                <text:p>30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03">
                <text:p>30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16">
                <text:p>21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7">
                <text:p>57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6">
                <text:p>5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4">
                <text:p>6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8">
                <text:p>5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1">
                <text:p>6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7">
                <text:p>6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5">
                <text:p>9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24">
                <text:p>1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3">
                <text:p>16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22">
                <text:p>2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82">
                <text:p>28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30">
                <text:p>3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72">
                <text:p>37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31">
                <text:p>43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05">
                <text:p>40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12">
                <text:p>41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24">
                <text:p>32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80">
                <text:p>28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57">
                <text:p>15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0">
                <text:p>9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8">
                <text:p>5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1">
                <text:p>5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3">
                <text:p>5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">
                <text:p>4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0">
                <text:p>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8">
                <text:p>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0">
                <text:p>8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6">
                <text:p>1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26">
                <text:p>12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51">
                <text:p>15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91">
                <text:p>19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32">
                <text:p>2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71">
                <text:p>27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93">
                <text:p>29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15">
                <text:p>31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98">
                <text:p>29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45">
                <text:p>24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28">
                <text:p>22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88">
                <text:p>18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4">
                <text:p>12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5">
                <text:p>10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5">
                <text:p>5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7">
                <text:p>4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6">
                <text:p>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6">
                <text:p>6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0">
                <text:p>7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6">
                <text:p>8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3">
                <text:p>9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4">
                <text:p>10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3">
                <text:p>1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25">
                <text:p>12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26">
                <text:p>1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4">
                <text:p>15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8">
                <text:p>15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69">
                <text:p>16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63">
                <text:p>16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77">
                <text:p>17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4">
                <text:p>15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76">
                <text:p>17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1">
                <text:p>15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7">
                <text:p>9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7">
                <text:p>8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1">
                <text:p>8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1">
                <text:p>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3">
                <text:p>9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3">
                <text:p>11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41">
                <text:p>14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8">
                <text:p>14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95">
                <text:p>19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65">
                <text:p>26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67">
                <text:p>36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13">
                <text:p>5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68">
                <text:p>66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87">
                <text:p>88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195">
                <text:p>119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383">
                <text:p>138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829">
                <text:p>182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156">
                <text:p>2156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256">
                <text:p>225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912">
                <text:p>1912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088">
                <text:p>2088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657">
                <text:p>1657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82">
                <text:p>882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83">
                <text:p>483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09">
                <text:p>209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55">
                <text:p>155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8">
                <text:p>78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2">
                <text:p>82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3">
                <text:p>7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4">
                <text:p>7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Аркуш1.A1:Аркуш1.B502" chart:data-source-has-labels="row" svg:x="1.331cm" svg:y="0.18cm" svg:width="14.349cm" svg:height="7.659cm">
          <chart:coordinate-region svg:x="2.323cm" svg:y="0.379cm" svg:width="12.892cm" svg:height="6.813cm"/>
          <chart:axis chart:dimension="x" chart:name="primary-x" chart:style-name="ch3">
            <chart:title svg:x="7.852cm" svg:y="8.019cm" chart:style-name="ch4">
              <text:p>Bakterie</text:p>
            </chart:title>
          </chart:axis>
          <chart:axis chart:dimension="y" chart:name="primary-y" chart:style-name="ch5">
            <chart:title svg:x="0.451cm" svg:y="4.728cm" chart:style-name="ch6">
              <text:p>Pełzacze</text:p>
            </chart:title>
            <chart:grid chart:style-name="ch7" chart:class="major"/>
          </chart:axis>
          <chart:series chart:style-name="ch8" chart:values-cell-range-address="Аркуш1.B2:Аркуш1.B502" chart:label-cell-address="Аркуш1.B1:Аркуш1.B1" chart:class="chart:scatter">
            <chart:domain table:cell-range-address="Аркуш1.A2:Аркуш1.A502"/>
            <chart:data-point chart:repeated="5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впчик A</text:p>
              </table:table-cell>
              <table:table-cell office:value-type="string">
                <text:p> PEŁZACZE</text:p>
                <draw:g>
                  <svg:desc>Аркуш1.B1:Аркуш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2">
                <text:p>10002</text:p>
                <draw:g>
                  <svg:desc>Аркуш1.A2:Аркуш1.A502</svg:desc>
                </draw:g>
              </table:table-cell>
              <table:table-cell office:value-type="float" office:value="500">
                <text:p>500</text:p>
                <draw:g>
                  <svg:desc>Аркуш1.B2:Аркуш1.B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306">
                <text:p>730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20">
                <text:p>10220</text:p>
              </table:table-cell>
              <table:table-cell office:value-type="float" office:value="2331">
                <text:p>23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04">
                <text:p>3504</text:p>
              </table:table-cell>
              <table:table-cell office:value-type="float" office:value="2531">
                <text:p>25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05">
                <text:p>1805</text:p>
              </table:table-cell>
              <table:table-cell office:value-type="float" office:value="5488">
                <text:p>5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8">
                <text:p>538</text:p>
              </table:table-cell>
              <table:table-cell office:value-type="float" office:value="5301">
                <text:p>53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1">
                <text:p>161</text:p>
              </table:table-cell>
              <table:table-cell office:value-type="float" office:value="5368">
                <text:p>5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">
                <text:p>46</text:p>
              </table:table-cell>
              <table:table-cell office:value-type="float" office:value="2617">
                <text:p>26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">
                <text:p>4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">
                <text:p>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">
                <text:p>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">
                <text:p>9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2">
                <text:p>1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5">
                <text:p>1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3">
                <text:p>18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9">
                <text:p>19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7">
                <text:p>25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5">
                <text:p>31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3">
                <text:p>39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7">
                <text:p>51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14">
                <text:p>71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34">
                <text:p>83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47">
                <text:p>104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47">
                <text:p>124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60">
                <text:p>136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44">
                <text:p>1344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32">
                <text:p>153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14">
                <text:p>1514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61">
                <text:p>1561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31">
                <text:p>1631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10">
                <text:p>1210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1">
                <text:p>781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1">
                <text:p>481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6">
                <text:p>276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53">
                <text:p>753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90">
                <text:p>149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82">
                <text:p>2482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18">
                <text:p>391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32">
                <text:p>5032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36">
                <text:p>6236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53">
                <text:p>3253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23">
                <text:p>923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60">
                <text:p>660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6">
                <text:p>576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02">
                <text:p>702</text:p>
              </table:table-cell>
              <table:table-cell office:value-type="float" office:value="2231">
                <text:p>22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37">
                <text:p>637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7">
                <text:p>377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67">
                <text:p>467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5">
                <text:p>495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2">
                <text:p>302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5">
                <text:p>555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64">
                <text:p>564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4">
                <text:p>334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2">
                <text:p>442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0">
                <text:p>210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6">
                <text:p>326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20">
                <text:p>420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9">
                <text:p>429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9">
                <text:p>519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2">
                <text:p>102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0">
                <text:p>28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9">
                <text:p>339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3">
                <text:p>36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11">
                <text:p>411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3">
                <text:p>243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4">
                <text:p>324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8">
                <text:p>438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32">
                <text:p>532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82">
                <text:p>482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17">
                <text:p>517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83">
                <text:p>283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8">
                <text:p>228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7">
                <text:p>247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6">
                <text:p>406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0">
                <text:p>27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3">
                <text:p>413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14">
                <text:p>514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9">
                <text:p>189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13">
                <text:p>313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7">
                <text:p>377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3">
                <text:p>153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16">
                <text:p>316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26">
                <text:p>426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15">
                <text:p>415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9">
                <text:p>539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9">
                <text:p>169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06">
                <text:p>406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9">
                <text:p>529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96">
                <text:p>596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88">
                <text:p>688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88">
                <text:p>688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8">
                <text:p>398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14">
                <text:p>514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5">
                <text:p>305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1">
                <text:p>411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1">
                <text:p>261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69">
                <text:p>269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3">
                <text:p>443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8">
                <text:p>268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1">
                <text:p>191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14">
                <text:p>314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26">
                <text:p>326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9">
                <text:p>359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3">
                <text:p>453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0">
                <text:p>120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3">
                <text:p>303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3">
                <text:p>153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7">
                <text:p>337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6">
                <text:p>106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95">
                <text:p>295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3">
                <text:p>183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8">
                <text:p>178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0">
                <text:p>210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5">
                <text:p>185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5">
                <text:p>22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3">
                <text:p>24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1">
                <text:p>26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69">
                <text:p>269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5">
                <text:p>25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72">
                <text:p>272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3">
                <text:p>24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7">
                <text:p>24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55">
                <text:p>25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5">
                <text:p>2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5">
                <text:p>22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2">
                <text:p>17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2">
                <text:p>15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6">
                <text:p>15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8">
                <text:p>11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0">
                <text:p>15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8">
                <text:p>1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3">
                <text:p>16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8">
                <text:p>10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9">
                <text:p>9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7">
                <text:p>10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6">
                <text:p>12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8">
                <text:p>15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6">
                <text:p>18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7">
                <text:p>19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23">
                <text:p>22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9">
                <text:p>27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89">
                <text:p>28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39">
                <text:p>33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63">
                <text:p>36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19">
                <text:p>41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30">
                <text:p>43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9">
                <text:p>24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9">
                <text:p>20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6">
                <text:p>166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0">
                <text:p>15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5">
                <text:p>16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2">
                <text:p>15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3">
                <text:p>9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8">
                <text:p>10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5">
                <text:p>12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6">
                <text:p>13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4">
                <text:p>16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3">
                <text:p>19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9">
                <text:p>18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1">
                <text:p>21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4">
                <text:p>21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8">
                <text:p>20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7">
                <text:p>18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0">
                <text:p>19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5">
                <text:p>13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1">
                <text:p>8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6">
                <text:p>5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2">
                <text:p>5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3">
                <text:p>6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9">
                <text:p>6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7">
                <text:p>7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5">
                <text:p>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4">
                <text:p>10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3">
                <text:p>1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7">
                <text:p>13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8">
                <text:p>13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6">
                <text:p>15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4">
                <text:p>19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8">
                <text:p>14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6">
                <text:p>1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1">
                <text:p>12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8">
                <text:p>10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3">
                <text:p>10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0">
                <text:p>1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4">
                <text:p>15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2">
                <text:p>19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7">
                <text:p>17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9">
                <text:p>19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2">
                <text:p>23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6">
                <text:p>21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0">
                <text:p>2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36">
                <text:p>23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51">
                <text:p>25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83">
                <text:p>28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2">
                <text:p>26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28">
                <text:p>32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02">
                <text:p>40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82">
                <text:p>48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06">
                <text:p>60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06">
                <text:p>70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91">
                <text:p>79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72">
                <text:p>77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18">
                <text:p>818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74">
                <text:p>574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90">
                <text:p>590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6">
                <text:p>446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18">
                <text:p>418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3">
                <text:p>143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3">
                <text:p>83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8">
                <text:p>7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4">
                <text:p>8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5">
                <text:p>8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8">
                <text:p>8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7">
                <text:p>8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5">
                <text:p>8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8">
                <text:p>9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9">
                <text:p>10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1">
                <text:p>1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8">
                <text:p>1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5">
                <text:p>14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70">
                <text:p>1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1">
                <text:p>19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91">
                <text:p>19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01">
                <text:p>20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95">
                <text:p>19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81">
                <text:p>18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2">
                <text:p>15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2">
                <text:p>16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9">
                <text:p>15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7">
                <text:p>15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1">
                <text:p>17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8">
                <text:p>15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9">
                <text:p>14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0">
                <text:p>16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75">
                <text:p>17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4">
                <text:p>1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6">
                <text:p>11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2">
                <text:p>13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8">
                <text:p>11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5">
                <text:p>12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8">
                <text:p>12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0">
                <text:p>11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2">
                <text:p>11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8">
                <text:p>9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7">
                <text:p>9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6">
                <text:p>9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1">
                <text:p>10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3">
                <text:p>12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13">
                <text:p>1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3">
                <text:p>12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8">
                <text:p>13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7">
                <text:p>18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15">
                <text:p>21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25">
                <text:p>2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61">
                <text:p>26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92">
                <text:p>29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35">
                <text:p>23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11">
                <text:p>21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87">
                <text:p>18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6">
                <text:p>10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4">
                <text:p>8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5">
                <text:p>5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0">
                <text:p>5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2">
                <text:p>5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1">
                <text:p>5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4">
                <text:p>6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6">
                <text:p>6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0">
                <text:p>8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5">
                <text:p>9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3">
                <text:p>1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6">
                <text:p>15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97">
                <text:p>19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46">
                <text:p>24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62">
                <text:p>26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65">
                <text:p>26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72">
                <text:p>27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58">
                <text:p>25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30">
                <text:p>2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50">
                <text:p>25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42">
                <text:p>24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46">
                <text:p>24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89">
                <text:p>28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26">
                <text:p>32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71">
                <text:p>37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62">
                <text:p>36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48">
                <text:p>3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42">
                <text:p>2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80">
                <text:p>28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7">
                <text:p>19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89">
                <text:p>18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9">
                <text:p>15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9">
                <text:p>16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4">
                <text:p>17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1">
                <text:p>18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94">
                <text:p>19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7">
                <text:p>18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2">
                <text:p>16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2">
                <text:p>15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3">
                <text:p>11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5">
                <text:p>8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9">
                <text:p>7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2">
                <text:p>8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2">
                <text:p>11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45">
                <text:p>1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9">
                <text:p>18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42">
                <text:p>24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67">
                <text:p>2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60">
                <text:p>36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43">
                <text:p>34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4">
                <text:p>33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69">
                <text:p>36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66">
                <text:p>36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70">
                <text:p>37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07">
                <text:p>30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14">
                <text:p>31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76">
                <text:p>17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9">
                <text:p>8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7">
                <text:p>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1">
                <text:p>5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7">
                <text:p>4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0">
                <text:p>8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0">
                <text:p>1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0">
                <text:p>1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97">
                <text:p>19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65">
                <text:p>26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71">
                <text:p>37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90">
                <text:p>49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73">
                <text:p>67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55">
                <text:p>85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88">
                <text:p>108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266">
                <text:p>126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47">
                <text:p>144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72">
                <text:p>1572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23">
                <text:p>1423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58">
                <text:p>1658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918">
                <text:p>1918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51">
                <text:p>2051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171">
                <text:p>2171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114">
                <text:p>2114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261">
                <text:p>2261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423">
                <text:p>2423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516">
                <text:p>2516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366">
                <text:p>1366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64">
                <text:p>1164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00">
                <text:p>400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30">
                <text:p>230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0">
                <text:p>70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5">
                <text:p>95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7">
                <text:p>11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1">
                <text:p>12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52">
                <text:p>15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74">
                <text:p>17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00">
                <text:p>2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14">
                <text:p>21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67">
                <text:p>26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18">
                <text:p>3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58">
                <text:p>35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12">
                <text:p>41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79">
                <text:p>47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42">
                <text:p>54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61">
                <text:p>66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11">
                <text:p>71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56">
                <text:p>65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14">
                <text:p>41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0">
                <text:p>11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4">
                <text:p>64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4">
                <text:p>64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2">
                <text:p>6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2">
                <text:p>6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8">
                <text:p>6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9">
                <text:p>7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6">
                <text:p>8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8">
                <text:p>10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2">
                <text:p>1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2">
                <text:p>19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40">
                <text:p>24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10">
                <text:p>31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49">
                <text:p>34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12">
                <text:p>31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55">
                <text:p>35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63">
                <text:p>36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03">
                <text:p>30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86">
                <text:p>28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08">
                <text:p>308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47">
                <text:p>24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09">
                <text:p>30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03">
                <text:p>30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16">
                <text:p>21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7">
                <text:p>57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6">
                <text:p>5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4">
                <text:p>6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8">
                <text:p>5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1">
                <text:p>6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7">
                <text:p>6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5">
                <text:p>9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24">
                <text:p>1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3">
                <text:p>16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22">
                <text:p>2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82">
                <text:p>28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30">
                <text:p>3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72">
                <text:p>37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31">
                <text:p>43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05">
                <text:p>40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12">
                <text:p>41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24">
                <text:p>32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80">
                <text:p>28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57">
                <text:p>15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0">
                <text:p>9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8">
                <text:p>5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1">
                <text:p>5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3">
                <text:p>5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">
                <text:p>4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0">
                <text:p>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8">
                <text:p>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0">
                <text:p>8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6">
                <text:p>1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26">
                <text:p>12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51">
                <text:p>15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91">
                <text:p>19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32">
                <text:p>2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71">
                <text:p>27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93">
                <text:p>29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15">
                <text:p>31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98">
                <text:p>29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45">
                <text:p>24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28">
                <text:p>22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88">
                <text:p>18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4">
                <text:p>12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5">
                <text:p>10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5">
                <text:p>5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7">
                <text:p>4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6">
                <text:p>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6">
                <text:p>6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0">
                <text:p>7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6">
                <text:p>8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3">
                <text:p>9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4">
                <text:p>10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3">
                <text:p>1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25">
                <text:p>12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26">
                <text:p>1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4">
                <text:p>15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8">
                <text:p>15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69">
                <text:p>16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63">
                <text:p>16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77">
                <text:p>17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4">
                <text:p>15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76">
                <text:p>17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1">
                <text:p>15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7">
                <text:p>9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7">
                <text:p>8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1">
                <text:p>8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1">
                <text:p>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3">
                <text:p>9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3">
                <text:p>11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41">
                <text:p>14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8">
                <text:p>14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95">
                <text:p>19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65">
                <text:p>26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67">
                <text:p>36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13">
                <text:p>5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68">
                <text:p>66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87">
                <text:p>88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195">
                <text:p>119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383">
                <text:p>138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829">
                <text:p>182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156">
                <text:p>2156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256">
                <text:p>225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912">
                <text:p>1912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088">
                <text:p>2088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657">
                <text:p>1657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82">
                <text:p>882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83">
                <text:p>483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09">
                <text:p>209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55">
                <text:p>155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8">
                <text:p>78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2">
                <text:p>82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3">
                <text:p>7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4">
                <text:p>7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